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X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F( List &lt; Integer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H( List &lt; Integer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C( List &lt; Integer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X.setG( List &lt; String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